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64af" officeooo:paragraph-rsid="000864af"/>
    </style:style>
    <style:style style:name="P2" style:family="paragraph" style:parent-style-name="Standard">
      <style:text-properties fo:font-weight="bold" officeooo:rsid="000864af" officeooo:paragraph-rsid="000864af" style:font-weight-asian="bold" style:font-weight-complex="bold"/>
    </style:style>
    <style:style style:name="P3" style:family="paragraph" style:parent-style-name="Standard">
      <style:text-properties officeooo:rsid="000a6a1f" officeooo:paragraph-rsid="000a6a1f"/>
    </style:style>
    <style:style style:name="P4" style:family="paragraph" style:parent-style-name="Standard">
      <style:text-properties officeooo:rsid="000c8d90" officeooo:paragraph-rsid="000c8d90"/>
    </style:style>
    <style:style style:name="P5" style:family="paragraph" style:parent-style-name="Standard">
      <style:text-properties fo:font-weight="normal" officeooo:rsid="000970ca" officeooo:paragraph-rsid="000864af" style:font-weight-asian="normal" style:font-weight-complex="normal"/>
    </style:style>
    <style:style style:name="P6" style:family="paragraph" style:parent-style-name="Standard">
      <style:text-properties fo:font-weight="normal" officeooo:rsid="000970ca" officeooo:paragraph-rsid="000970ca" style:font-weight-asian="normal" style:font-weight-complex="normal"/>
    </style:style>
    <style:style style:name="P7" style:family="paragraph" style:parent-style-name="Standard">
      <style:text-properties fo:font-weight="normal" officeooo:rsid="000994bd" officeooo:paragraph-rsid="000994bd" style:font-weight-asian="normal" style:font-weight-complex="normal"/>
    </style:style>
    <style:style style:name="P8" style:family="paragraph" style:parent-style-name="Standard">
      <style:text-properties fo:font-weight="normal" officeooo:rsid="000a6a1f" officeooo:paragraph-rsid="000a6a1f" style:font-weight-asian="normal" style:font-weight-complex="normal"/>
    </style:style>
    <style:style style:name="P9" style:family="paragraph" style:parent-style-name="Standard">
      <style:text-properties fo:font-weight="normal" officeooo:rsid="000bcb8a" officeooo:paragraph-rsid="000bcb8a" style:font-weight-asian="normal" style:font-weight-complex="normal"/>
    </style:style>
    <style:style style:name="P10" style:family="paragraph" style:parent-style-name="Standard">
      <style:text-properties fo:font-weight="normal" officeooo:rsid="000c8d90" officeooo:paragraph-rsid="000c8d90" style:font-weight-asian="normal" style:font-weight-complex="normal"/>
    </style:style>
    <style:style style:name="P11" style:family="paragraph" style:parent-style-name="Standard">
      <style:text-properties fo:font-weight="normal" officeooo:rsid="000db936" officeooo:paragraph-rsid="000db936"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970ca" style:font-weight-asian="normal" style:font-weight-complex="normal"/>
    </style:style>
    <style:style style:name="T3" style:family="text">
      <style:text-properties fo:font-weight="normal" officeooo:rsid="000bcb8a" style:font-weight-asian="normal" style:font-weight-complex="normal"/>
    </style:style>
    <style:style style:name="T4" style:family="text">
      <style:text-properties fo:font-weight="normal" officeooo:rsid="000db936"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atarya Acil durumu</text:p>
      <text:p text:style-name="P2"/>
      <text:p text:style-name="P1"><text:span text:style-name="T1">Batarya acil durumu ,daha önceden belirlenmiş pil voltajını geçince tetiklenir.Tetikleme sonrasında <text:s/>dron SmartRTL ,RTL yada LAND moduna </text:span><text:span text:style-name="T2">gecer.Voltaj düşmesinden 10 saniye sonra tetikleme gercekleşir, anlık <text:s/>yüksek akımlarda voltaj düşmesi yaşanabilir fakar bu durumlarda acil durum tetiklemesi yapılmaz.Daha iyi bir ayarlama <text:s/>için kapasite değerinin girilmesi önerilmektedir.BU sayede pilin doluluk yüzdesinin kestirimini yapılması sonucu istenilen değere gelindiğinde tetiklemenin gercekleşmesi sağlanabilir.Bu durumda kullanılan pilin değişmesi halinde parametre tekrar ayarlanmalıdır,aksi durumda tetikleme yanlış zamanda calışarak ,dronu inişe geçirebilir.</text:span></text:p>
      <text:p text:style-name="P5"/>
      <text:p text:style-name="P6">Batarya acil durumunun çalışması için ,düzgün çalışan bir güç ünitesinin(power module) olması gereklidir.</text:p>
      <text:p text:style-name="P6"/>
      <text:p text:style-name="P7">Arducopter-4.0 ve sonrası otopilot yazılımları 10 bataryaya kadar acıl durum için calışabilir.Her batarya için farklı acil durum ayarlanabilir ve kullanılabilir.</text:p>
      <text:p text:style-name="P7"/>
      <text:p text:style-name="P8">Voltaj düşmesi BATT_LOW_VOLT parametresinde ayarlanmış değerin altına 10 sn den uzun süre olduğunda,batarya acil durumu tetiklenecektir.Eğer parametre 0 olarak girilmişse acil durum <text:s/>voltaj düşmesinden tetikleneyecektir.</text:p>
      <text:p text:style-name="P8"/>
      <text:p text:style-name="P3"><text:span text:style-name="T1">Sahip olunan bataryanın kapasıtesi otopilota girildiğinde acil durumun kapasiteye göre teteklenmesi istenildiğinde BATT_LOW_MAH parametresi tam dolu bataryanın kapasitesinin %20 si olacak şekilde ayarlanması iyi bir seçim olacaktır.Bu parametrede yukarıda ki gibi eğer 0 olara</text:span><text:span text:style-name="T3">k</text:span><text:span text:style-name="T1"> ayarlanırsa acil durum tetiklenmeyecektir.</text:span></text:p>
      <text:p text:style-name="P8"/>
      <text:p text:style-name="P8">Eğer bu parametre ayarlanmış ve düzgün bir şekilde kalibre edilmişse ,acil durum prosedürü çalışması şu şekilde olacaktır.</text:p>
      <text:p text:style-name="P8"/>
      <text:p text:style-name="P3"><text:span text:style-name="T3">Takılı</text:span><text:span text:style-name="T1"> buzzer varsa düşük pil uyarısı vermek için ses cıkartm</text:span><text:span text:style-name="T3">a</text:span><text:span text:style-name="T1">ya başlayacaktır.</text:span></text:p>
      <text:p text:style-name="P9">Takılı bildirim ledi varsa sarı olarak yanmaya başlayacaktır.</text:p>
      <text:p text:style-name="P9">Telemetri bağlantısı varsa Düşük pil uyarısı yer istasyonunda gösterilmeye başlayacaktır.</text:p>
      <text:p text:style-name="P10"/>
      <text:p text:style-name="P10">BATT_FS_LOW_ACT parametre ayarına göre dron acil durumda ne yapılacağını belirler ve otomatik olarak yerine getirmeye başlar.</text:p>
      <text:p text:style-name="P10"/>
      <text:p text:style-name="P10">0 değeri için herhangi bir tepki vermeyecek ve mod değiştirmeyecektir.</text:p>
      <text:p text:style-name="P10">1 değeri için LAND modu tetiklenerek bulunduğu konuma iniş yapacaktır.</text:p>
      <text:p text:style-name="P10">2 değeri için RTL moduna gelerek ev noktası olarak belirlediği başlangıç konumuna gelecektir.Eğer <text:s/>düzgün gps kilitlenmesi olmuyorsa mod olarak LAND moduna gecerek bulunduğu noktaya iniş yapacaktır.</text:p>
      <text:p text:style-name="P4"><text:span text:style-name="T1">3 değeri için SmartRTL moduna geçmeye çalışılacaktır eğer SmartRTL moduna gecemezse RTL moduna geçmeyi deneyecektir</text:span><text:span text:style-name="T4">Düzgün gps verisine ulaşamazsa mod olarak LAND a geçilerek iniş yapılacaktır.</text:span></text:p>
      <text:p text:style-name="P11">4 değeri için mümkünse SmartRTL moduna geçilecektir eğer değilse RTL moduna geçmesi zorlanmadan LAND moduna gecerek iniş yapılacaktır.</text:p>
      <text:p text:style-name="P11">5 değeri için uçuşa son vermek ve disarm etmek <text:s/>için TERMINATE komutu verecektir.Bu opsiyon bir çok durum için kullanılmamalıdır.</text:p>
      <text:p text:style-name="P8"/>
      <text:p text:style-name="P8"/>
      <text:p text:style-name="P8"/>
      <text:p text:style-name="P11">PARAMETRE AYARLARI <text:s/>ZORUNLU EKİPMAN BAŞLIĞINDA ,FAİL SAFE ALTINDA BULUNMAKTADIR.</text:p>
      <text:p text:style-name="P11"><text:soft-page-break/></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9T10:07:12.116088142</meta:creation-date>
    <dc:date>2020-04-09T14:41:17.812201241</dc:date>
    <meta:editing-duration>PT10M14S</meta:editing-duration>
    <meta:editing-cycles>3</meta:editing-cycles>
    <meta:generator>LibreOffice/5.1.6.2$Linux_X86_64 LibreOffice_project/10m0$Build-2</meta:generator>
    <meta:document-statistic meta:table-count="0" meta:image-count="0" meta:object-count="0" meta:page-count="2" meta:paragraph-count="18" meta:word-count="352" meta:character-count="2835" meta:non-whitespace-character-count="2494"/>
  </office:meta>
</office:document-meta>
</file>